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C00000090CD619072014961AF.png" manifest:media-type="image/png"/>
  <manifest:file-entry manifest:full-path="Pictures/100002010000009600000032E426F7B71091B7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967cm" svg:height="1.322cm" svg:x="3.864cm" svg:y="5.791cm">
          <draw:image xlink:href="Pictures/100002010000009600000032E426F7B71091B7FD.png" xlink:type="simple" xlink:show="embed" xlink:actuate="onLoad" loext:mime-type="image/png">
            <text:p/>
          </draw:image>
        </draw:frame>
        <draw:frame draw:style-name="gr1" draw:text-style-name="P1" draw:layer="layout" svg:width="3.759cm" svg:height="1.321cm" svg:x="10.714cm" svg:y="5.842cm">
          <draw:image xlink:href="Pictures/100002010000019C00000090CD619072014961AF.png" xlink:type="simple" xlink:show="embed" xlink:actuate="onLoad" loext:mime-type="image/png">
            <text:p/>
          </draw:image>
        </draw:frame>
        <draw:line draw:style-name="gr2" draw:text-style-name="P2" draw:layer="layout" svg:x1="8.382cm" svg:y1="6.25cm" svg:x2="10.16cm" svg:y2="6.25cm">
          <text:p/>
        </draw:line>
        <draw:line draw:style-name="gr2" draw:text-style-name="P2" draw:layer="layout" svg:x1="10.16cm" svg:y1="6.704cm" svg:x2="8.382cm" svg:y2="6.704cm">
          <text:p/>
        </draw:line>
        <draw:frame draw:style-name="gr3" draw:text-style-name="P4" draw:layer="layout" svg:width="7.62cm" svg:height="0.645cm" svg:x="7.831cm" svg:y="5.529cm">
          <draw:text-box>
            <text:p text:style-name="P3"><text:span text:style-name="T1">Physics insight</text:span></text:p>
          </draw:text-box>
        </draw:frame>
        <draw:frame draw:style-name="gr3" draw:text-style-name="P4" draw:layer="layout" svg:width="7.62cm" svg:height="0.645cm" svg:x="7.831cm" svg:y="6.729cm">
          <draw:text-box>
            <text:p text:style-name="P3"><text:span text:style-name="T1">Methodology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7:54:51.971789365</meta:creation-date>
    <dc:date>2020-09-11T18:01:46.248207191</dc:date>
    <meta:editing-duration>PT6M55S</meta:editing-duration>
    <meta:editing-cycles>1</meta:editing-cycles>
    <meta:document-statistic meta:object-count="29"/>
    <meta:generator>LibreOffice/6.4.5.2$Linux_X86_64 LibreOffice_project/40$Build-2</meta:generator>
  </office:meta>
</office:document-meta>
</file>